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f10d0c" draw:marker-start-width="0.66cm" draw:marker-end-width="0.66cm" draw:fill-color="#ffffff" draw:textarea-horizontal-align="justify" draw:textarea-vertical-align="middle" draw:auto-grow-height="false" fo:min-height="2.574cm" fo:min-width="2.675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f10d0c" draw:marker-start-width="0.66cm" draw:marker-end-width="0.66cm" draw:fill-color="#ffffff" draw:textarea-horizontal-align="justify" draw:textarea-vertical-align="middle" draw:auto-grow-height="false" fo:min-height="2.574cm" fo:min-width="2.558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808cm" fo:min-width="3.97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f10d0c" draw:marker-start-width="0.66cm" draw:marker-end-width="0.66cm" draw:fill-color="#ffffff" draw:textarea-horizontal-align="justify" draw:textarea-vertical-align="middle" draw:auto-grow-height="false" fo:min-height="2.303cm" fo:min-width="3.112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221cm" fo:min-width="4.44cm" fo:padding-top="0.201cm" fo:padding-bottom="0.201cm" fo:padding-left="0.326cm" fo:padding-right="0.32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2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12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126cm"/>
    </style:style>
    <style:style style:name="gr9" style:family="graphic" style:parent-style-name="standard">
      <style:graphic-properties svg:stroke-color="#000000" draw:fill-color="#ffffff" draw:textarea-vertical-align="middle" draw:auto-grow-height="false" fo:min-height="4.577cm" fo:min-width="2.441cm"/>
    </style:style>
    <style:style style:name="gr10" style:family="graphic" style:parent-style-name="standard">
      <style:graphic-properties svg:stroke-width="0.152cm" svg:stroke-color="#f10d0c" draw:marker-start-width="0.66cm" draw:marker-end-width="0.66cm" draw:fill-color="#ffffff" draw:textarea-horizontal-align="justify" draw:textarea-vertical-align="middle" draw:auto-grow-height="false" fo:min-height="2.422cm" fo:min-width="2.523cm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f10d0c" draw:marker-start-width="0.66cm" draw:marker-end-width="0.66cm" draw:fill-color="#ffffff" draw:textarea-horizontal-align="justify" draw:textarea-vertical-align="middle" draw:auto-grow-height="false" fo:min-height="2.422cm" fo:min-width="2.406cm" fo:padding-top="0.201cm" fo:padding-bottom="0.201cm" fo:padding-left="0.326cm" fo:padding-right="0.326cm"/>
    </style:style>
    <style:style style:name="gr12" style:family="graphic" style:parent-style-name="standard">
      <style:graphic-properties svg:stroke-width="0.152cm" svg:stroke-color="#f10d0c" draw:marker-start-width="0.66cm" draw:marker-end-width="0.66cm" draw:fill-color="#ffffff" draw:textarea-horizontal-align="justify" draw:textarea-vertical-align="middle" draw:auto-grow-height="false" fo:min-height="2.422cm" fo:min-width="3.112cm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fo:min-height="2.126cm"/>
    </style:style>
    <style:style style:name="gr14" style:family="graphic" style:parent-style-name="standard">
      <style:graphic-properties draw:stroke="none" svg:stroke-color="#000000" draw:fill="none" draw:fill-color="#ffffff" fo:min-height="2.036cm"/>
    </style:style>
    <style:style style:name="gr15" style:family="graphic" style:parent-style-name="standard">
      <style:graphic-properties svg:stroke-width="0.152cm" svg:stroke-color="#ea7500" draw:marker-start-width="0.66cm" draw:marker-end-width="0.66cm" draw:fill-color="#ffffff" draw:textarea-horizontal-align="justify" draw:textarea-vertical-align="middle" draw:auto-grow-height="false" fo:min-height="2.656cm" fo:min-width="3.818cm" fo:padding-top="0.201cm" fo:padding-bottom="0.201cm" fo:padding-left="0.326cm" fo:padding-right="0.326cm"/>
    </style:style>
    <style:style style:name="gr16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656cm" fo:min-width="3.818cm" fo:padding-top="0.201cm" fo:padding-bottom="0.201cm" fo:padding-left="0.326cm" fo:padding-right="0.326cm"/>
    </style:style>
    <style:style style:name="gr17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069cm" fo:min-width="4.288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3.048cm" svg:x="5.572cm" svg:y="5.953cm">
          <text:p text:style-name="P1">CAME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.302cm" svg:height="3.048cm" svg:x="11.795cm" svg:y="5.953cm">
          <text:p text:style-name="P1">AB </text:p>
          <text:p text:style-name="P1">BO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4.826cm" svg:height="3.302cm" svg:x="11.033cm" svg:y="11.668cm">
          <text:p text:style-name="P1">SLA1500O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4.064cm" svg:height="2.921cm" svg:x="16.494cm" svg:y="5.953cm">
          <text:p text:style-name="P1">POWER</text:p>
          <text:p text:style-name="P1">&amp;</text:p>
          <text:p text:style-name="P1">I/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5.334cm" svg:height="2.667cm" svg:x="23.098cm" svg:y="6.08cm">
          <text:p text:style-name="P1">FLIGHT</text:p>
          <text:p text:style-name="P1">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2.159cm" svg:height="1.27cm" svg:x="9.382cm" svg:y="6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032cm" svg:height="1.27cm" svg:x="20.812cm" svg:y="6.7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028cm" svg:height="1.27cm" draw:transform="rotate (1.57638138040128) translate (12.951cm 11.4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2.941cm" svg:height="4.827cm" draw:transform="rotate (-3.13146974392823) translate (19.183cm 13.935cm)">
          <text:p/>
          <draw:enhanced-geometry svg:viewBox="0 0 21600 21600" draw:mirror-horizontal="true" draw:mirror-vertical="true" draw:text-areas="?f2 ?f7 ?f1 ?f1 ?f7 ?f2 ?f1 ?f1" draw:type="mso-spt89" draw:modifiers="13200.815771584 19544.2556084296 3023.34275157574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2" draw:layer="layout" svg:width="3.429cm" svg:height="3.048cm" svg:x="5.826cm" svg:y="22.717cm">
          <text:p text:style-name="P1">CAME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3.302cm" svg:height="3.048cm" svg:x="11.414cm" svg:y="22.717cm">
          <text:p text:style-name="P1">AB </text:p>
          <text:p text:style-name="P1">BO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" draw:layer="layout" svg:width="4.064cm" svg:height="3.048cm" svg:x="16.748cm" svg:y="22.717cm">
          <text:p text:style-name="P1">POWER</text:p>
          <text:p text:style-name="P1">&amp;</text:p>
          <text:p text:style-name="P1">I/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3" draw:layer="layout" svg:width="1.651cm" svg:height="2.376cm" svg:x="9.509cm" svg:y="22.971cm">
          <draw:text-box>
            <text:p><text:span text:style-name="T1">+</text:span></text:p>
          </draw:text-box>
        </draw:frame>
        <draw:frame draw:style-name="gr14" draw:text-style-name="P4" draw:layer="layout" svg:width="1.651cm" svg:height="2.286cm" svg:x="14.97cm" svg:y="23.098cm">
          <draw:text-box>
            <text:p><text:span text:style-name="T1">+</text:span></text:p>
          </draw:text-box>
        </draw:frame>
        <draw:frame draw:style-name="gr14" draw:text-style-name="P4" draw:layer="layout" svg:width="1.651cm" svg:height="2.286cm" svg:x="21.193cm" svg:y="22.971cm">
          <draw:text-box>
            <text:p><text:span text:style-name="T1">=</text:span></text:p>
          </draw:text-box>
        </draw:frame>
        <draw:custom-shape draw:style-name="gr15" draw:text-style-name="P2" draw:layer="layout" svg:width="4.826cm" svg:height="3.302cm" svg:x="22.844cm" svg:y="22.463cm">
          <text:p text:style-name="P1">SLA1500C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draw:layer="layout" svg:width="4.826cm" svg:height="3.302cm" svg:x="25.257cm" svg:y="31.607cm">
          <text:p text:style-name="P1">SLA1500C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" draw:layer="layout" svg:width="4.826cm" svg:height="3.302cm" svg:x="25.13cm" svg:y="37.449cm">
          <text:p text:style-name="P1">SLA1500O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" draw:layer="layout" svg:width="5.334cm" svg:height="2.667cm" svg:x="32.877cm" svg:y="31.734cm">
          <text:p text:style-name="P1">FLIGHT</text:p>
          <text:p text:style-name="P1">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2.028cm" svg:height="1.27cm" draw:transform="rotate (1.57638138040128) translate (26.908cm 37.1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032cm" svg:height="1.27cm" svg:x="30.506cm" svg:y="32.3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9:56:11.177000000</meta:creation-date>
    <dc:date>2019-05-18T21:33:54.869000000</dc:date>
    <meta:editing-duration>PT1H49M30S</meta:editing-duration>
    <meta:editing-cycles>3</meta:editing-cycles>
    <meta:generator>LibreOffice/6.1.2.1$Windows_X86_64 LibreOffice_project/65905a128db06ba48db947242809d14d3f9a93fe</meta:generator>
    <meta:document-statistic meta:object-count="21"/>
  </office:meta>
</office:document-meta>
</file>